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2A000675C000014CE6D4E91849.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NewBskvll BT" svg:font-family="'NewBskvll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Century Gothic'"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shadow="none" style:writing-mode="lr-tb"/>
    </style:style>
    <style:style style:name="Versions-management.A" style:family="table-column">
      <style:table-column-properties style:column-width="1.244cm" style:rel-column-width="705*"/>
    </style:style>
    <style:style style:name="Versions-management.B" style:family="table-column">
      <style:table-column-properties style:column-width="2.529cm" style:rel-column-width="1434*"/>
    </style:style>
    <style:style style:name="Versions-management.C" style:family="table-column">
      <style:table-column-properties style:column-width="7.902cm" style:rel-column-width="4480*"/>
    </style:style>
    <style:style style:name="Versions-management.D" style:family="table-column">
      <style:table-column-properties style:column-width="3.806cm" style:rel-column-width="2158*"/>
    </style:style>
    <style:style style:name="Versions-management.A1" style:family="table-cell">
      <style:table-cell-properties style:vertical-align="top" fo:padding-left="0.191cm" fo:padding-right="0.191cm" fo:padding-top="0cm" fo:padding-bottom="0cm" fo:border-left="none" fo:border-right="none" fo:border-top="0.035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Versions-management.A6" style:family="table-cell">
      <style:table-cell-properties style:vertical-align="top" fo:padding-left="0.191cm" fo:padding-right="0.191cm" fo:padding-top="0cm" fo:padding-bottom="0cm" fo:border-left="none" fo:border-right="none" fo:border-top="none" fo:border-bottom="0.035cm solid #008000" style:writing-mode="lr-tb"/>
    </style:style>
    <style:style style:name="Tabel5" style:family="table">
      <style:table-properties style:width="15.498cm" table:align="margins" style:writing-mode="lr-tb"/>
    </style:style>
    <style:style style:name="Tabel5.A" style:family="table-column">
      <style:table-column-properties style:column-width="1.03cm" style:rel-column-width="584*"/>
    </style:style>
    <style:style style:name="Tabel5.B" style:family="table-column">
      <style:table-column-properties style:column-width="8.382cm" style:rel-column-width="4752*"/>
    </style:style>
    <style:style style:name="Tabel5.C" style:family="table-column">
      <style:table-column-properties style:column-width="2.746cm" style:rel-column-width="1557*"/>
    </style:style>
    <style:style style:name="Tabel5.D" style:family="table-column">
      <style:table-column-properties style:column-width="3.336cm" style:rel-column-width="1891*"/>
    </style:style>
    <style:style style:name="Tabel5.1" style:family="table-row">
      <style:table-row-properties style:min-row-height="0.6cm" style:keep-together="true"/>
    </style:style>
    <style:style style:name="Tabel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5.D1" style:family="table-cell">
      <style:table-cell-properties style:vertical-align="top" fo:padding-left="0.191cm" fo:padding-right="0.191cm" fo:padding-top="0cm" fo:padding-bottom="0cm" fo:border="0.018cm solid #000000" style:writing-mode="lr-tb"/>
    </style:style>
    <style:style style:name="Tabel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Cover_20_-_20_Report_20_Type" style:master-page-name="Standard"/>
    <style:style style:name="P2" style:family="paragraph" style:parent-style-name="Cover_20_-_20_title_20_3">
      <style:text-properties fo:language="en" fo:country="US"/>
    </style:style>
    <style:style style:name="P3" style:family="paragraph" style:parent-style-name="Standard">
      <style:text-properties fo:language="en" fo:country="US"/>
    </style:style>
    <style:style style:name="P4" style:family="paragraph" style:parent-style-name="Versioning_20_Heading">
      <style:paragraph-properties fo:break-before="page"/>
    </style:style>
    <style:style style:name="P5" style:family="paragraph" style:parent-style-name="Heading_20_8">
      <style:text-properties style:font-name="Times New Roman" fo:font-size="11pt" fo:language="da" fo:country="DK" fo:font-weight="normal" style:font-size-asian="11pt" style:font-weight-asian="normal"/>
    </style:style>
    <style:style style:name="P6" style:family="paragraph" style:parent-style-name="Text_20_body">
      <style:text-properties fo:font-style="italic" style:font-style-asian="italic" style:font-style-complex="italic"/>
    </style:style>
    <style:style style:name="P7" style:family="paragraph" style:parent-style-name="Heading_20_1"/>
    <style:style style:name="P8" style:family="paragraph" style:parent-style-name="Contents_20_1">
      <style:paragraph-properties>
        <style:tab-stops>
          <style:tab-stop style:position="15.498cm" style:type="right" style:leader-style="dotted" style:leader-text="."/>
        </style:tab-stops>
      </style:paragraph-properties>
    </style:style>
    <style:style style:name="P9" style:family="paragraph" style:parent-style-name="Contents_20_2">
      <style:paragraph-properties>
        <style:tab-stops>
          <style:tab-stop style:position="15.109cm" style:type="right" style:leader-style="dotted" style:leader-text="."/>
        </style:tab-stops>
      </style:paragraph-properties>
    </style:style>
    <style:style style:name="P10" style:family="paragraph" style:parent-style-name="Heading_20_8">
      <style:paragraph-properties fo:break-before="page"/>
    </style:style>
    <style:style style:name="P11" style:family="paragraph" style:parent-style-name="Text_20_body" style:list-style-name="WW8Num127">
      <style:paragraph-properties fo:margin-left="-2.54cm" fo:margin-right="0cm" fo:text-indent="0cm" style:auto-text-indent="false"/>
    </style:style>
    <style:style style:name="P12" style:family="paragraph" style:parent-style-name="Text_20_body">
      <style:paragraph-properties fo:margin-left="-2.54cm" fo:margin-right="0cm" fo:text-indent="0cm" style:auto-text-indent="false"/>
    </style:style>
    <style:style style:name="P13" style:family="paragraph" style:parent-style-name="Text_20_body">
      <style:paragraph-properties fo:margin-left="2.54cm" fo:margin-right="0cm" fo:text-indent="0cm" style:auto-text-indent="false"/>
    </style:style>
    <style:style style:name="P14" style:family="paragraph" style:parent-style-name="Standard" style:list-style-name="WW8Num87">
      <style:paragraph-properties fo:margin-left="0cm" fo:margin-right="0cm" fo:margin-top="0.212cm" fo:margin-bottom="0cm" fo:text-indent="0cm" style:auto-text-indent="false">
        <style:tab-stops>
          <style:tab-stop style:position="2.3cm"/>
          <style:tab-stop style:position="4.6cm"/>
          <style:tab-stop style:position="6.9cm"/>
          <style:tab-stop style:position="9.2cm"/>
          <style:tab-stop style:position="11.502cm"/>
          <style:tab-stop style:position="13.802cm"/>
          <style:tab-stop style:position="16.103cm"/>
          <style:tab-stop style:position="18.403cm"/>
        </style:tab-stops>
      </style:paragraph-properties>
    </style:style>
    <style:style style:name="P15" style:family="paragraph" style:parent-style-name="Standard" style:list-style-name="WW8Num87">
      <style:paragraph-properties fo:margin-left="0cm" fo:margin-right="0cm" fo:text-indent="0cm" style:auto-text-indent="false">
        <style:tab-stops>
          <style:tab-stop style:position="2.3cm"/>
          <style:tab-stop style:position="4.6cm"/>
          <style:tab-stop style:position="6.9cm"/>
          <style:tab-stop style:position="9.2cm"/>
          <style:tab-stop style:position="11.502cm"/>
          <style:tab-stop style:position="13.802cm"/>
          <style:tab-stop style:position="16.103cm"/>
          <style:tab-stop style:position="18.403cm"/>
        </style:tab-stops>
      </style:paragraph-properties>
    </style:style>
    <style:style style:name="P16" style:family="paragraph" style:parent-style-name="Heading_20_2">
      <style:text-properties fo:language="et" fo:country="EE"/>
    </style:style>
    <style:style style:name="P17" style:family="paragraph" style:parent-style-name="Text_20_body" style:list-style-name="WW8Num86"/>
    <style:style style:name="P18" style:family="paragraph" style:parent-style-name="Text_20_body" style:list-style-name="WW8Num32"/>
    <style:style style:name="P19" style:family="paragraph" style:parent-style-name="Text_20_body">
      <style:text-properties fo:font-weight="bold" style:font-weight-asian="bold" style:font-weight-complex="bold"/>
    </style:style>
    <style:style style:name="P20" style:family="paragraph" style:parent-style-name="Text_20_body" style:list-style-name="L2"/>
    <style:style style:name="P21" style:family="paragraph" style:parent-style-name="Text_20_body" style:list-style-name="L3"/>
    <style:style style:name="P22" style:family="paragraph" style:parent-style-name="Heading_20_1.OS1">
      <style:paragraph-properties fo:break-before="page"/>
    </style:style>
    <style:style style:name="P23" style:family="paragraph" style:parent-style-name="Standard">
      <style:paragraph-properties fo:margin-left="0cm" fo:margin-right="0cm" fo:text-indent="0cm" style:auto-text-indent="false">
        <style:tab-stops>
          <style:tab-stop style:position="2.501cm"/>
          <style:tab-stop style:position="4.6cm"/>
          <style:tab-stop style:position="6.9cm"/>
          <style:tab-stop style:position="9.2cm"/>
          <style:tab-stop style:position="11.502cm"/>
          <style:tab-stop style:position="13.802cm"/>
          <style:tab-stop style:position="16.103cm"/>
          <style:tab-stop style:position="18.403cm"/>
        </style:tab-stops>
      </style:paragraph-properties>
      <style:text-properties style:font-name="Arial" fo:font-weight="bold" style:font-weight-asian="bold"/>
    </style:style>
    <style:style style:name="P24" style:family="paragraph" style:parent-style-name="Standard">
      <style:paragraph-properties fo:margin-left="0cm" fo:margin-right="0cm" fo:text-indent="0cm" style:auto-text-indent="false">
        <style:tab-stops>
          <style:tab-stop style:position="2.3cm"/>
          <style:tab-stop style:position="4.6cm"/>
          <style:tab-stop style:position="6.9cm"/>
          <style:tab-stop style:position="9.2cm"/>
          <style:tab-stop style:position="11.502cm"/>
          <style:tab-stop style:position="13.802cm"/>
          <style:tab-stop style:position="16.103cm"/>
          <style:tab-stop style:position="18.403cm"/>
        </style:tab-stops>
      </style:paragraph-properties>
    </style:style>
    <style:style style:name="T1"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9pt" style:font-size-asian="9pt"/>
    </style:style>
    <style:style style:name="T4" style:family="text">
      <style:text-properties fo:language="da" fo:country="DK"/>
    </style:style>
    <style:style style:name="T5" style:family="text" style:parent-style-name="Internet_20_link">
      <style:text-properties fo:language="da" fo:country="DK"/>
    </style:style>
    <style:style style:name="T6" style:family="text">
      <style:text-properties fo:font-weight="bold" style:font-weight-asian="bold"/>
    </style:style>
    <style:style style:name="T7" style:family="text">
      <style:text-properties fo:language="et" fo:country="EE"/>
    </style:style>
    <style:style style:name="T8" style:family="text" style:parent-style-name="Emphasis">
      <style:text-properties fo:font-style="normal" style:font-style-asian="normal"/>
    </style:style>
    <style:style style:name="T9" style:family="text" style:parent-style-name="Emphasis">
      <style:text-properties fo:language="et" fo:country="EE" fo:font-style="normal" style:font-style-asian="normal"/>
    </style:style>
    <style:style style:name="T10" style:family="text" style:parent-style-name="Emphasis">
      <style:text-properties fo:font-style="normal" fo:font-weight="bold" style:font-style-asian="normal" style:font-weight-asian="bold"/>
    </style:style>
    <style:style style:name="T11" style:family="text">
      <style:text-properties style:font-name="Arial"/>
    </style:style>
    <style:style style:name="fr1" style:family="graphic" style:parent-style-name="Graphics">
      <style:graphic-properties fo:margin-left="0cm" fo:margin-right="0cm" style:vertical-pos="from-top" style:vertical-rel="page-content" style:horizontal-pos="righ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space-before="-0.002cm" text:min-label-width="1cm"/>
      </text:list-level-style-number>
      <text:list-level-style-number text:level="2" text:style-name="Numbering_20_Symbols" style:num-format="">
        <style:list-level-properties text:min-label-width="0.998cm"/>
      </text:list-level-style-number>
      <text:list-level-style-number text:level="3" style:num-suffix="." style:num-format="1" text:display-levels="3">
        <style:list-level-properties text:min-label-width="1.249cm"/>
      </text:list-level-style-number>
      <text:list-level-style-number text:level="4" style:num-suffix="." style:num-format="1" text:display-levels="4">
        <style:list-level-properties text:space-before="3.745cm" text:min-label-width="1.249cm"/>
      </text:list-level-style-number>
      <text:list-level-style-number text:level="5" style:num-suffix="." style:num-format="1" text:display-levels="5">
        <style:list-level-properties text:space-before="4.993cm" text:min-label-width="1.249cm"/>
      </text:list-level-style-number>
      <text:list-level-style-number text:level="6" style:num-suffix="." style:num-format="1" text:display-levels="6">
        <style:list-level-properties text:space-before="6.242cm" text:min-label-width="1.249cm"/>
      </text:list-level-style-number>
      <text:list-level-style-number text:level="7" style:num-suffix="." style:num-format="1" text:display-levels="7">
        <style:list-level-properties text:space-before="7.491cm" text:min-label-width="1.249cm"/>
      </text:list-level-style-number>
      <text:list-level-style-number text:level="8" style:num-suffix="." style:num-format="1" text:display-levels="8">
        <style:list-level-properties text:space-before="8.74cm" text:min-label-width="1.249cm"/>
      </text:list-level-style-number>
      <text:list-level-style-number text:level="9" style:num-suffix="." style:num-format="1" text:display-levels="9">
        <style:list-level-properties text:space-before="9.989cm" text:min-label-width="1.249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EEA-logo" text:anchor-type="page" text:anchor-page-number="1" svg:y="21.001cm" svg:width="7.407cm" svg:height="1.478cm" draw:z-index="0">
        <draw:image xlink:href="Pictures/2000002A000675C000014CE6D4E91849.wmf" xlink:type="simple" xlink:show="embed" xlink:actuate="onLoad"/>
      </draw:frame>
      <text:p text:style-name="P1"><text:span text:style-name="T1">User Requirement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Cover_20_-_20_title_20_1">ROD User requirements</text:p>
      <text:p text:style-name="Cover_20_-_20_title_20_2">Initial Operational Phase of the Reporting Obligations Database</text:p>
      <text:p text:style-name="Standard"/>
      <text:p text:style-name="Standard"/>
      <text:p text:style-name="Standard"/>
      <text:p text:style-name="Standard"/>
      <text:p text:style-name="Standard"/>
      <text:p text:style-name="Standard"/>
      <text:p text:style-name="Standard"/>
      <text:p text:style-name="Cover_20_-_20_title_20_2">Prepared by</text:p>
      <text:p text:style-name="Cover_20_-_20_title_20_3">Ander Tenno</text:p>
      <text:p text:style-name="Cover_20_-_20_title_20_3">Eeva Palosuo</text:p>
      <text:p text:style-name="Cover_20_-_20_title_20_3"/>
      <text:p text:style-name="Standard"/>
      <text:p text:style-name="Standard"/>
      <text:p text:style-name="Standard"/>
      <text:p text:style-name="Cover_20_-_20_title_20_3"/>
      <text:p text:style-name="Standard"/>
      <text:p text:style-name="Standard"/>
      <text:p text:style-name="Standard"/>
      <text:p text:style-name="Cover_20_-_20_title_20_3"><text:span text:style-name="T2">January </text:span>2006</text:p>
      <text:p text:style-name="P2">Version 1.0</text:p>
      <text:p text:style-name="P3"/>
      <text:p text:style-name="P3"/>
      <text:p text:style-name="Standard"/>
      <text:p text:style-name="P4">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30.09.2002</text:p>
          </table:table-cell>
          <table:table-cell table:style-name="Versions-management.A2" office:value-type="string">
            <text:p text:style-name="Table_20_Contents">Initial version of SA5/ROD requirements</text:p>
          </table:table-cell>
          <table:table-cell table:style-name="Versions-management.A2" office:value-type="string">
            <text:p text:style-name="Table_20_Contents">Ander Tenno</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30.09.2002</text:p>
          </table:table-cell>
          <table:table-cell table:style-name="Versions-management.A2" office:value-type="string">
            <text:p text:style-name="Table_20_Contents">Further details added</text:p>
          </table:table-cell>
          <table:table-cell table:style-name="Versions-management.A2" office:value-type="string">
            <text:p text:style-name="Table_20_Contents">Eeva Palosuo</text:p>
          </table:table-cell>
        </table:table-row>
        <table:table-row>
          <table:table-cell table:style-name="Versions-management.A2" office:value-type="string">
            <text:p text:style-name="Table_20_Contents">0.21</text:p>
          </table:table-cell>
          <table:table-cell table:style-name="Versions-management.A2" office:value-type="string">
            <text:p text:style-name="Table_20_Contents">01.10.2002</text:p>
          </table:table-cell>
          <table:table-cell table:style-name="Versions-management.A2" office:value-type="string">
            <text:p text:style-name="Table_20_Contents">Eeva's changes incorporated, some further modifications</text:p>
          </table:table-cell>
          <table:table-cell table:style-name="Versions-management.A2" office:value-type="string">
            <text:p text:style-name="Table_20_Contents">Ander Tenno</text:p>
          </table:table-cell>
        </table:table-row>
        <table:table-row>
          <table:table-cell table:style-name="Versions-management.A2" office:value-type="string">
            <text:p text:style-name="Table_20_Contents">0.22</text:p>
          </table:table-cell>
          <table:table-cell table:style-name="Versions-management.A2" office:value-type="string">
            <text:p text:style-name="Table_20_Contents">02.10.2002</text:p>
          </table:table-cell>
          <table:table-cell table:style-name="Versions-management.A2" office:value-type="string">
            <text:p text:style-name="Table_20_Contents">List of applicable documents added</text:p>
          </table:table-cell>
          <table:table-cell table:style-name="Versions-management.A2" office:value-type="string">
            <text:p text:style-name="Table_20_Contents">Eeva Palosuo</text:p>
          </table:table-cell>
        </table:table-row>
        <table:table-row>
          <table:table-cell table:style-name="Versions-management.A6" office:value-type="string">
            <text:p text:style-name="Table_20_Contents">1.0</text:p>
          </table:table-cell>
          <table:table-cell table:style-name="Versions-management.A6" office:value-type="string">
            <text:p text:style-name="Table_20_Contents">16.10.2002</text:p>
          </table:table-cell>
          <table:table-cell table:style-name="Versions-management.A6" office:value-type="string">
            <text:p text:style-name="Table_20_Contents">Change by project leader incorporated, status updated to approved</text:p>
          </table:table-cell>
          <table:table-cell table:style-name="Versions-management.A6" office:value-type="string">
            <text:p text:style-name="Table_20_Contents">Eeva Palosuo</text:p>
          </table:table-cell>
        </table:table-row>
      </table:table>
      <text:p text:style-name="P5"/>
      <text:p text:style-name="P6">Project manager: Eeva Palosuo</text:p>
      <text:h text:style-name="P7" text:outline-level="1" text:is-list-header="true">Foreword</text:h>
      <text:p text:style-name="Text_20_body">This is the User Requirements document for the project ROD 'Initial operational phase of the Reporting Obligation Database' under the Specific Agreement-5 of IDA/EINRC framework contract N0 501 998. Objective of this project is to further advance the ROD developed under Specific Agreement-4.</text:p>
      <text:p text:style-name="Text_20_body">Iteration and incremental system development are used as working methods in projects under the Specific Agreement-5. Revised version/-s of this document shall be produced when new or changed requirements for the project are decided with the Customer. </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8"><text:s text:c="3"/>Foreword<text:tab/> <text:a xlink:type="simple" xlink:href="#Foreword|outline" text:style-name="Default" text:visited-style-name="Default">2</text:a></text:p>
          <text:p text:style-name="P8">1. <text:s text:c="2"/>Introduction<text:tab/> <text:a xlink:type="simple" xlink:href="#1.Introduction|outline" text:style-name="Default" text:visited-style-name="Default">5</text:a></text:p>
          <text:p text:style-name="P8">2. <text:s text:c="2"/>Relationship to Other Projects <text:tab/> <text:a xlink:type="simple" xlink:href="#2.Relationship to Other Projects |outline" text:style-name="Default" text:visited-style-name="Default">5</text:a></text:p>
          <text:p text:style-name="P8">3. <text:s text:c="2"/>Background, GOALS AND OBJECTIVES<text:tab/> <text:a xlink:type="simple" xlink:href="#3.Background, GOALS AND OBJECTIVES|outline" text:style-name="Default" text:visited-style-name="Default">5</text:a></text:p>
          <text:p text:style-name="P9"><text:s text:c="3"/>Background<text:tab/><text:a xlink:type="simple" xlink:href="#3.1.Background|outline" text:style-name="Default" text:visited-style-name="Default">5</text:a></text:p>
          <text:p text:style-name="P9"><text:s text:c="3"/>Current situation <text:tab/><text:a xlink:type="simple" xlink:href="#3.2.Current situation |outline" text:style-name="Default" text:visited-style-name="Default">6</text:a></text:p>
          <text:p text:style-name="P9"><text:s text:c="3"/>Goal<text:tab/><text:a xlink:type="simple" xlink:href="#3.3.Goal|outline" text:style-name="Default" text:visited-style-name="Default">6</text:a></text:p>
          <text:p text:style-name="P8">4. <text:s text:c="2"/>List of requirements<text:tab/> <text:a xlink:type="simple" xlink:href="#4.List of requirements|outline" text:style-name="Default" text:visited-style-name="Default">6</text:a></text:p>
          <text:p text:style-name="P9"><text:s text:c="3"/>UR1: Data Transfer Assistance<text:tab/><text:a xlink:type="simple" xlink:href="#4.1.UR1: Data Transfer Assistance|outline" text:style-name="Default" text:visited-style-name="Default">6</text:a></text:p>
          <text:p text:style-name="P9"><text:s text:c="3"/>UR2: Adding XML-RPC / SOAP Interface <text:tab/><text:a xlink:type="simple" xlink:href="#4.2.UR2: Adding XML-RPC / SOAP Interface |outline" text:style-name="Default" text:visited-style-name="Default">7</text:a></text:p>
          <text:p text:style-name="P9"><text:s text:c="3"/>UR3: Linking to Content Registry<text:tab/><text:a xlink:type="simple" xlink:href="#4.3.UR3: Linking to Content Registry|outline" text:style-name="Default" text:visited-style-name="Default">7</text:a></text:p>
          <text:p text:style-name="P9"><text:s text:c="3"/>UR4: Linking to CIRCA User Directory<text:tab/><text:a xlink:type="simple" xlink:href="#4.4.UR4: Linking to CIRCA User Directory|outline" text:style-name="Default" text:visited-style-name="Default">7</text:a></text:p>
          <text:p text:style-name="P9"><text:s text:c="3"/>UR5: Adding Support for Clients<text:tab/><text:a xlink:type="simple" xlink:href="#4.5.UR5: Adding Support for Clients|outline" text:style-name="Default" text:visited-style-name="Default">7</text:a></text:p>
          <text:p text:style-name="P9"><text:s text:c="3"/>UR6: Enabling Harvesting of ROD Content<text:tab/><text:a xlink:type="simple" xlink:href="#4.6.UR6: Enabling Harvesting of ROD Content|outline" text:style-name="Default" text:visited-style-name="Default">8</text:a></text:p>
          <text:p text:style-name="P9"><text:s text:c="3"/>UR7: User Interface Enhancements<text:tab/><text:a xlink:type="simple" xlink:href="#4.7.UR7: User Interface Enhancements|outline" text:style-name="Default" text:visited-style-name="Default">8</text:a></text:p>
          <text:p text:style-name="P9"><text:s text:c="3"/>UR8: Providing Information to CIRCA, CDR, and Content Registry<text:tab/><text:a xlink:type="simple" xlink:href="#4.8.UR8: Providing Information to CIRCA, CDR, and Content Registry|outline" text:style-name="Default" text:visited-style-name="Default">9</text:a></text:p>
          <text:p text:style-name="P9"><text:s text:c="3"/>UR9: Keeping Country Services Up-to-date<text:tab/><text:a xlink:type="simple" xlink:href="#4.9.UR9: Keeping Country Services Up-to-date|outline" text:style-name="Default" text:visited-style-name="Default">9</text:a></text:p>
          <text:p text:style-name="P9"><text:s text:c="3"/>UR10: Assisting in Country Services Rollout<text:tab/><text:a xlink:type="simple" xlink:href="#4.10.UR10: Assisting in Country Services Rollout|outline" text:style-name="Default" text:visited-style-name="Default">9</text:a></text:p>
        </text:index-body>
      </text:table-of-content>
      <text:p text:style-name="Text_20_body">Annex 1: Workplan for transferring Country Service to operational environment</text:p>
      <text:p text:style-name="Text_20_body"/>
      <text:p text:style-name="P10"><text:s/>Applicable Documents</text:p>
      <text:p text:style-name="Text_20_body">The following deliverables from Specific Agreement-4 projects apply to this project:</text:p>
      <text:list text:style-name="WW8Num127">
        <text:list-item>
          <text:p text:style-name="P11"><text:a xlink:type="simple" xlink:href="http://nmc.eionet.eu.int:8980/Members/irc/eionet-nmc/einrc/library?l=/einrc_sa4_year_2001/webrod/webroduserreq_v04/_EN_1.1_&amp;a=i"><text:span text:style-name="Internet_20_link">NaMod WebROD Definition of new User Requirements, v0.1</text:span></text:a></text:p>
        </text:list-item>
        <text:list-item>
          <text:p text:style-name="P11">Updated WebROD Software Requirements &amp; Architectural Design <text:a xlink:type="simple" xlink:href="http://nmc.eionet.eu.int:8980/Members/irc/eionet-nmc/einrc/library?l=/einrc_sa4_year_2001/webrod/conceptual_07112001/_EN_1.2_&amp;a=i"><text:span text:style-name="Internet_20_link">Updated conceptual model </text:span></text:a></text:p>
        </text:list-item>
        <text:list-item>
          <text:p text:style-name="P11"><text:a xlink:type="simple" xlink:href="http://nmc.eionet.eu.int:8980/Members/irc/eionet-nmc/einrc/library?l=/einrc_sa4_year_2001/webrod/webrod_ddd_v0_zip/_EN_1.0_&amp;a=i"><text:span text:style-name="Internet_20_link">Updated Detailed Design of WebROD system</text:span></text:a></text:p>
        </text:list-item>
        <text:list-item>
          <text:p text:style-name="P11"><text:a xlink:type="simple" xlink:href="http://nmc.eionet.eu.int:8980/Members/irc/eionet-nmc/einrc/library?l=/einrc_sa4_year_2001/webrod/webrod_observv01/_EN_0.1_&amp;a=i"><text:span text:style-name="Internet_20_link">WebROD Presentation for evaluators</text:span></text:a> by Ebbe Kvist</text:p>
        </text:list-item>
        <text:list-item>
          <text:p text:style-name="P11"><text:s/><text:a xlink:type="simple" xlink:href="http://nmc.eionet.eu.int:8980/Members/irc/eionet-nmc/einrc/library?l=/einrc_sa4_year_2001/comgt/sa4_final_report/finalreport_webv03/_EN_1.0_&amp;a=i"><text:span text:style-name="Internet_20_link">Final Report for WebROD</text:span></text:a><text:span text:style-name="T3"> </text:span>project under the Specific Agreement-4 under the EINRC framework</text:p>
        </text:list-item>
        <text:list-item>
          <text:p text:style-name="P11">Analysis of Current Situation and <text:a xlink:type="simple" xlink:href="http://nmc.eionet.eu.int:8980/Members/irc/eionet-nmc/einrc/library?l=/einrc_sa4_year_2001/na_mod/namod_urdraftv02/_EN_1.0_&amp;a=i"><text:span text:style-name="Internet_20_link">User Requirements for NaMOD Country Service </text:span></text:a></text:p>
        </text:list-item>
        <text:list-item>
          <text:p text:style-name="P11">NaMod <text:a xlink:type="simple" xlink:href="http://nmc.eionet.eu.int:8980/Members/irc/eionet-nmc/einrc/library?l=/einrc_sa4_year_2001/na_mod/namodcountry_services/_EN_1.0_&amp;a=i"><text:span text:style-name="Internet_20_link">Country Services Specification and &amp; Architectural Design</text:span></text:a> for the National Modules to ROD system</text:p>
        </text:list-item>
        <text:list-item>
          <text:p text:style-name="P11"><text:a xlink:type="simple" xlink:href="http://nmc.eionet.eu.int:8980/Members/irc/eionet-nmc/einrc/library?l=/einrc_sa4_year_2001/na_mod/services_060502v02/_EN_1.0_&amp;a=i"><text:span text:style-name="Internet_20_link">Detailed Design of NaMod Country Service System</text:span></text:a></text:p>
        </text:list-item>
        <text:list-item>
          <text:p text:style-name="P11"><text:a xlink:type="simple" xlink:href="http://nmc.eionet.eu.int:8980/Members/irc/eionet-nmc/einrc/library?l=/einrc_sa4_year_2001/comgt/sa4_final_report/services_030501v1/_EN_1.0_&amp;a=i"><text:span text:style-name="Internet_20_link">Final Report for NaMod-Country Services subproject</text:span></text:a></text:p>
        </text:list-item>
        <text:list-item>
          <text:p text:style-name="P11"><text:a xlink:type="simple" xlink:href="http://nmc.eionet.eu.int:8980/Members/irc/eionet-nmc/einrc/library?l=/einrc_sa5_2002/uit/einrc_integration/_EN_1.0_&amp;a=i"><text:span text:style-name="Internet_20_link">User Requirements and System Specification for Application Integration</text:span></text:a></text:p>
        </text:list-item>
        <text:list-item>
          <text:p text:style-name="P11"><text:a xlink:type="simple" xlink:href="http://eea.eionet.eu.int:8980/Members/irc/eionet-circle/eionet-telematics/library?l=/activities_ittag/circle_meetings/meeting_tallinn/tallin_minutes_2002/_EN_1.0_&amp;a=i"><text:span text:style-name="Internet_20_link">Minutes of the UG Meeting in Tallinn 25/02/2002</text:span></text:a></text:p>
        </text:list-item>
        <text:list-item>
          <text:p text:style-name="P11">WorkshopROD at EEA’s server <text:a xlink:type="simple" xlink:href="http://rod2.eionet.eu.int/"><text:span text:style-name="Internet_20_link">http://rod2.eionet.eu.int/</text:span></text:a></text:p>
        </text:list-item>
        <text:list-item>
          <text:p text:style-name="P11"><text:s/><text:span text:style-name="T4">TempROD at TE: </text:span><text:a xlink:type="simple" xlink:href="http://213.168.23.13:81/webrod/public/index.html"><text:span text:style-name="T5">http://213.168.23.13:81/webrod/public/index.html</text:span></text:a></text:p>
        </text:list-item>
      </text:list>
      <text:p text:style-name="P12"/>
      <text:p text:style-name="Text_20_body">The following deliverables from Specific Agreement-5 projects apply to this project:</text:p>
      <text:list text:style-name="WW8Num127" text:continue-numbering="true">
        <text:list-item>
          <text:p text:style-name="P11"><text:a xlink:type="simple" xlink:href="http://nmc.eionet.eu.int:8980/Members/irc/eionet-nmc/einrc/library?l=/einrc_sa5_2002/rod/rod_pmp_190302_v0/_EN_1.0_&amp;a=i"><text:span text:style-name="Internet_20_link">ROD Project Management Plan</text:span></text:a>, final v1.0, 19.4.2002</text:p>
        </text:list-item>
        <text:list-item>
          <text:p text:style-name="P11"><text:a xlink:type="simple" xlink:href="http://nmc.eionet.eu.int:8980/Members/irc/eionet-nmc/einrc/library?l=/einrc_sa5_2002/rod/guidelines_contentsv02/_EN_0.2_&amp;a=i"><text:span text:style-name="Internet_20_link">Guidelines for completing ROD contents</text:span></text:a>, v03</text:p>
        </text:list-item>
        <text:list-item>
          <text:p text:style-name="P11">Three temporary databases created from PcRODs at TE’s server:</text:p>
        </text:list-item>
      </text:list>
      <text:p text:style-name="P13"><text:a xlink:type="simple" xlink:href="http://213.168.23.13:81/webrod/pc/water/index.html"><text:span text:style-name="Internet_20_link">http://213.168.23.13:81/webrod/pc/water/index.html</text:span></text:a></text:p>
      <text:p text:style-name="P13"><text:a xlink:type="simple" xlink:href="http://213.168.23.13:81/webrod/pc/waste/index.html"><text:span text:style-name="Internet_20_link">http://213.168.23.13:81/webrod/pc/waste/index.html</text:span></text:a></text:p>
      <text:p text:style-name="P13"><text:a xlink:type="simple" xlink:href="http://213.168.23.13:81/webrod/pc/biodiv/index.html"><text:span text:style-name="Internet_20_link">http://213.168.23.13:81/webrod/pc/biodiv/index.html</text:span></text:a></text:p>
      <text:p text:style-name="P10">Project Intial Operational phase of the Reporting obligations database (Rod)</text:p>
      <text:list text:style-name="L1">
        <text:list-item>
          <text:h text:style-name="Heading_20_1" text:outline-level="1">Introduction</text:h>
        </text:list-item>
      </text:list>
      <text:p text:style-name="Standard"><text:span text:style-name="T6">ROD</text:span> is a part of Reportnet architecture describing the legal basis for collecting environmental information from countries and showing how the legislative acts have been interpreted into 'reporting obligations' meaning: what the countries need to deliver, to whom, in what format, when and how frequently.</text:p>
      <text:p text:style-name="Standard"/>
      <text:p text:style-name="Standard"><text:span text:style-name="T6">Country Services, </text:span>prototype developed under the Specific Agreement-4 (SA4), now part of ROD, will be a tool at EEA that helps member countries to co-ordinate and to supervise their international reporting. In the current version, it gives an overview of the following:</text:p>
      <text:list text:style-name="WW8Num87">
        <text:list-item>
          <text:p text:style-name="P14">Which country had/has to report what? (Data from ROD)</text:p>
        </text:list-item>
        <text:list-item>
          <text:p text:style-name="P15">When was/is the deadline? (Data from ROD)</text:p>
        </text:list-item>
        <text:list-item>
          <text:p text:style-name="P15">Is the reported data set in ReportNet? (Data from Content Registry)</text:p>
        </text:list-item>
        <text:list-item>
          <text:p text:style-name="P15">Who was responsible for delivering? (Data from CIRCA Directory)</text:p>
        </text:list-item>
        <text:list-item>
          <text:p text:style-name="P15">To whom was the data set delivered? (Data from ROD)</text:p>
        </text:list-item>
      </text:list>
      <text:list text:style-name="L1" text:continue-numbering="true">
        <text:list-item>
          <text:h text:style-name="Heading_20_1" text:outline-level="1">Relationship to Other Projects </text:h>
        </text:list-item>
      </text:list>
      <text:p text:style-name="Standard">The Reporting Obligations Database project (ROD) is one of the seven projects under the Specific Agreement-5 (SA5) of the framework contract No 501998 with the name “EINRC/The Extranet management and integration with national and other networks using generic application services”.</text:p>
      <text:list text:style-name="L1" text:continue-numbering="true">
        <text:list-item>
          <text:h text:style-name="Heading_20_1" text:outline-level="1">Background, GOALS AND OBJECTIVES</text:h>
          <text:list>
            <text:list-item>
              <text:h text:style-name="Heading_20_2" text:outline-level="2">Background</text:h>
            </text:list-item>
          </text:list>
        </text:list-item>
      </text:list>
      <text:p text:style-name="Text_20_body">The two first development phases of ROD under Specific Agreements 2 and 4 have yielded a fully functional central ROD that will be maintained by the EEA. The developments under SA5 should focus on a) bringing the system in full operation and b) on the smooth connection to the data flow applications allowing for countries to check their data and information submissions. </text:p>
      <text:p text:style-name="Text_20_body">The work is built upon the latest version of ROD, developed in 2001, and making connections with other Reportnet tools, the data flow repositories, Content Registry, and Data Dictionary. </text:p>
      <text:p text:style-name="Text_20_body">During 2002 it is foreseen that the EEA continues populating the database with relevant data. The contractor will assist EEA in this work by processing data from older databases. </text:p>
      <text:list text:style-name="L1" text:continue-numbering="true">
        <text:list-item>
          <text:list text:continue-numbering="true">
            <text:list-item>
              <text:h text:style-name="Heading_20_2" text:outline-level="2">Current situation </text:h>
            </text:list-item>
          </text:list>
        </text:list-item>
      </text:list>
      <text:p text:style-name="Text_20_body">ROD pilot version (called ‘WorkshopROD’ or ROD2) has been deployed on EEA’s web server. It is a working version with mostly incomplete obligation-entrances. The emphasis has moved from application development towards content management. The population of the database needs expert knowledge in environment issues and the task itself has to be done manually by EEA’s representatives with the help of TempROD and available contents of three PC-RODs on Waste, Water and Biodiversity.</text:p>
      <text:p text:style-name="Text_20_body">TempROD is an identical web-ROD application and its contents on obligation-entrance level are a copy of WorkshopROD-obligations. In addition, TempROD has reporting activity level entrances, one or zero per each obligation, containing a list of parameters. Parameter-candidates for each obligation were programmatically collected from 25 000 consultant questions in the previous WebROD-db. EEA manually analyses the obligation and parameter-candidates, establishes the relevant number of reporting activity-entrances for each obligation and selects proper parameters for each activity from EEA’s global parameter pick-list. <text:s/></text:p>
      <text:p text:style-name="Text_20_body">A <text:span text:style-name="T7">draft version of Integration Architecture for Reportnet applications has been developed by TietoEnator’s consultants and implemented to some extent i</text:span>n the NaMOD subproject prototype ‘Country Services’ under Specific Agreement-4. This gives good input for SA5 projects in tasks related to application integration. Current version of the pilot version of WorkshopROD is available at <text:a xlink:type="simple" xlink:href="http://rod2.eionet.eu.int/"><text:span text:style-name="Internet_20_link">http://rod2.eionet.eu.int</text:span></text:a> since 23rd of January 2002<text:span text:style-name="T7">.</text:span></text:p>
      <text:list text:style-name="L1" text:continue-numbering="true">
        <text:list-item>
          <text:list text:continue-numbering="true">
            <text:list-item>
              <text:h text:style-name="P16" text:outline-level="2">Goal</text:h>
            </text:list-item>
          </text:list>
        </text:list-item>
      </text:list>
      <text:p text:style-name="Text_20_body">The goal of the project is to bring ROD to full operation and integrate it with data flow applications allowing for countries to check their submissions.</text:p>
      <text:list text:style-name="L1" text:continue-numbering="true">
        <text:list-item>
          <text:h text:style-name="Heading_20_1" text:outline-level="1">List of requirements</text:h>
          <text:list>
            <text:list-item>
              <text:h text:style-name="Heading_20_2" text:outline-level="2">UR1: Data Transfer Assistance</text:h>
            </text:list-item>
          </text:list>
        </text:list-item>
      </text:list>
      <text:p text:style-name="Text_20_body">Assisting EEA to populate the WorkshopROD database with relevant data by transferring data from the available PC databases into TempROD to the extent it is possible and needed. This database should be a helping tool for the experts populating the WorkshopROD.</text:p>
      <text:p text:style-name="Text_20_body"><text:span text:style-name="T6">Comment:</text:span> The following requirements have been mostly fulfilled:</text:p>
      <text:list text:style-name="WW8Num86">
        <text:list-item>
          <text:p text:style-name="P17">Transferring the data from the three PC-RODs to three temporary ROD-databases. This task included the similar analysis of questions for possible parameters as previously when creating the TempROD-database. <text:s/></text:p>
        </text:list-item>
        <text:list-item>
          <text:p text:style-name="P17">Creating short guidelines for completing ROD-contents. Providing additional information as needed. </text:p>
        </text:list-item>
      </text:list>
      <text:list text:style-name="WW8Num32">
        <text:list-item>
          <text:p text:style-name="P18">Carrying out numerous user interface changes, and also some functional enhancements. For example: <text:line-break/>Adding to the <text:span text:style-name="T2">"Create New</text:span> Obligation” in administrative functionality a<text:span text:style-name="T2"> selection list </text:span>of legal instruments <text:span text:style-name="T2">so </text:span>that <text:span text:style-name="T2">the</text:span> <text:span text:style-name="T2">user can choose the legal instrument.</text:span></text:p>
        </text:list-item>
      </text:list>
      <text:list text:style-name="L1" text:continue-numbering="true">
        <text:list-item>
          <text:list text:continue-numbering="true">
            <text:list-item>
              <text:h text:style-name="Heading_20_2" text:outline-level="2">UR2: Adding XML-RPC / SOAP Interface </text:h>
            </text:list-item>
          </text:list>
        </text:list-item>
      </text:list>
      <text:p text:style-name="Text_20_body"><text:span text:style-name="T8">For systems having a working XML-RPC interface, an XML-RPC interface shall also be developed on ROD's side (some work done in SA4 NaMOD a.k.a. Country Services project).</text:span></text:p>
      <text:p text:style-name="Text_20_body"><text:span text:style-name="T6">Comment:</text:span> If budget allows, also SOAP interface will be provided.</text:p>
      <text:list text:style-name="L1" text:continue-numbering="true">
        <text:list-item>
          <text:list text:continue-numbering="true">
            <text:list-item>
              <text:h text:style-name="Heading_20_2" text:outline-level="2">UR3: Linking to Content Registry</text:h>
            </text:list-item>
          </text:list>
        </text:list-item>
      </text:list>
      <text:p text:style-name="Text_20_body"><text:span text:style-name="T8">Linking the reporting activities to corresponding reported datasets in Content Registry. </text:span></text:p>
      <text:p text:style-name="Text_20_body"><text:span text:style-name="T6">Comment:</text:span> Country Services part of ROD handles this. <text:span text:style-name="T8">The prototype work was done in SA4 NaMOD project.</text:span> <text:s/></text:p>
      <text:list text:style-name="L1" text:continue-numbering="true">
        <text:list-item>
          <text:list text:continue-numbering="true">
            <text:list-item>
              <text:h text:style-name="Heading_20_2" text:outline-level="2">UR4: Linking to CIRCA User Directory</text:h>
            </text:list-item>
          </text:list>
        </text:list-item>
      </text:list>
      <text:p text:style-name="Text_20_body"><text:span text:style-name="T8">Enabling links to CIRCA User Directory, via association with "responsible for reporting" role-titles in RAs (some work done in SA4 NaMOD project). </text:span></text:p>
      <text:p text:style-name="Text_20_body"><text:span text:style-name="T6">Comment:</text:span> Mostly done, slight updates needed to NaMOD work; ROD supports it, provided that Country Services is rolled out, and all the necessary info entered to Directory.</text:p>
      <text:list text:style-name="L1" text:continue-numbering="true">
        <text:list-item>
          <text:list text:continue-numbering="true">
            <text:list-item>
              <text:h text:style-name="Heading_20_2" text:outline-level="2">UR5: Adding Support for Clients</text:h>
            </text:list-item>
          </text:list>
        </text:list-item>
      </text:list>
      <text:p text:style-name="Text_20_body">A possibility for describing client ("report to") organizations (UN, Eurostat etc.) and associating them with ROs is added, along with necessary changes to all external interfaces.</text:p>
      <text:p text:style-name="P19">Comment: </text:p>
      <text:p text:style-name="Text_20_body">A table of clients is added to ROD db. This provides information for Report-to field. <text:s text:c="2"/></text:p>
      <text:p text:style-name="Text_20_body">So instead of entering Report To role, admin picks (in RO) an organisation from a list that is kept in ROD's DB, or adds a new one. </text:p>
      <text:p text:style-name="Text_20_body">Client’s table shall include the following contact information:</text:p>
      <text:list text:style-name="L2">
        <text:list-item>
          <text:p text:style-name="P20">Organisation acronym (EEA/UN/EU/HELCOM etc.)</text:p>
        </text:list-item>
        <text:list-item>
          <text:p text:style-name="P20">Organisation name</text:p>
        </text:list-item>
        <text:list-item>
          <text:p text:style-name="P20">Address</text:p>
        </text:list-item>
        <text:list-item>
          <text:p text:style-name="P20">Homepage</text:p>
        </text:list-item>
        <text:list-item>
          <text:p text:style-name="P20">Email</text:p>
        </text:list-item>
        <text:list-item>
          <text:p text:style-name="P20">Additional information (text area) e.g. How to report.</text:p>
        </text:list-item>
      </text:list>
      <text:list text:style-name="L1" text:continue-numbering="true">
        <text:list-item>
          <text:list text:continue-numbering="true">
            <text:list-item>
              <text:h text:style-name="Heading_20_2" text:outline-level="2">UR6: Enabling Harvesting of ROD Content</text:h>
            </text:list-item>
          </text:list>
        </text:list-item>
      </text:list>
      <text:p text:style-name="Text_20_body"><text:span text:style-name="T9">Defining metadata for WebROD and making it available for CR harvester.</text:span></text:p>
      <text:list text:style-name="L1" text:continue-numbering="true">
        <text:list-item>
          <text:list text:continue-numbering="true">
            <text:list-item>
              <text:h text:style-name="Heading_20_2" text:outline-level="2">UR7: User Interface Enhancements</text:h>
            </text:list-item>
          </text:list>
        </text:list-item>
      </text:list>
      <text:p text:style-name="Text_20_body"><text:span text:style-name="T8">Various small updates to the user interface to make it more logical and easier to use.</text:span></text:p>
      <text:p text:style-name="Standard"><text:span text:style-name="T8"/></text:p>
      <text:p text:style-name="Text_20_body"><text:span text:style-name="T10">Comment</text:span><text:span text:style-name="T8">: Some amount of these is done already, few others possible in the future. Examples of the required enhancements: </text:span></text:p>
      <text:list text:style-name="L3">
        <text:list-item>
          <text:p text:style-name="P21">The filter page displays selection lists for seas, rivers and reservoirs. These fields should be removed from the page. But no change should be made to the tables. </text:p>
        </text:list-item>
        <text:list-item>
          <text:p text:style-name="P21">Grey buttons: Remove instruments. Add a button for each obligation category; "EU legislation obligations", "Conventions obligations", "EEA requests", "Eurostat requests" and "Other requests". </text:p>
        </text:list-item>
        <text:list-item>
          <text:p text:style-name="P21">Reporting obligation page: Remove "Links to EEA databases, reports and indicators" field and label. </text:p>
        </text:list-item>
        <text:list-item>
          <text:p text:style-name="P21">Reporting obligation page: Remove "Available country submissions". These will be available in the Country Services. </text:p>
        </text:list-item>
        <text:list-item>
          <text:p text:style-name="P21">Reporting activity page: Reporting format field should be called "Reporting guidelines" and is still a URL + label. </text:p>
        </text:list-item>
        <text:list-item>
          <text:p text:style-name="P21">Reporting activity page: Remove the display of Unit type in parameters list. Same goes for "Show all related parameters" page. No change to table structure here. </text:p>
        </text:list-item>
        <text:list-item>
          <text:p text:style-name="P21">Reporting activity/obligation pages: The Document last modified field should be removed from the footer and placed more prominently on the page. </text:p>
        </text:list-item>
        <text:list-item>
          <text:p text:style-name="P21">When browsing obligations, make the obligation to appear in normal type, the word "from" in bold and the legal instrument in italics.</text:p>
        </text:list-item>
        <text:list-item>
          <text:p text:style-name="P21">When displaying the details of an obligation, the text "[ Unrecognized ]" appears in the headline. Remove it - including all other forms it might have, "[ recognized ]" etc.</text:p>
        </text:list-item>
      </text:list>
      <text:list text:style-name="L1" text:continue-numbering="true">
        <text:list-item>
          <text:list text:continue-numbering="true">
            <text:list-item>
              <text:h text:style-name="Heading_20_2" text:outline-level="2">UR8: Providing Information to CIRCA, CDR, and Content Registry</text:h>
            </text:list-item>
          </text:list>
        </text:list-item>
      </text:list>
      <text:p text:style-name="Text_20_body">RA-id related extensions (providing information about RAs to CIRCA, CDR, and CR). This includes text-based list for CIRCA (provided the latest CIRCA bug is worked out), XML-RPC for CDR, and RDF for CR.</text:p>
      <text:list text:style-name="L1" text:continue-numbering="true">
        <text:list-item>
          <text:list text:continue-numbering="true">
            <text:list-item>
              <text:h text:style-name="Heading_20_2" text:outline-level="2">UR9: Keeping Country Services Up-to-date</text:h>
            </text:list-item>
          </text:list>
        </text:list-item>
      </text:list>
      <text:p text:style-name="Text_20_body">Country Services will be modified to keep it running after all the changes to ROD and Content Registry that have happened since its introduction (changes to DB structure and communication mechanism being the main things to take into account).</text:p>
      <text:list text:style-name="L1" text:continue-numbering="true">
        <text:list-item>
          <text:list text:continue-numbering="true">
            <text:list-item>
              <text:h text:style-name="Heading_20_2" text:outline-level="2">UR10: Assisting in Country Services Rollout</text:h>
            </text:list-item>
          </text:list>
        </text:list-item>
      </text:list>
      <text:p text:style-name="Text_20_body">Country Services shall be integrated with operational ROD at EEA’s environment. TietoEnator will carry out all tasks (see Annex 1 for more information) from its side Country Service’s rollout is done in cooperation with EEA and the UIT project.</text:p>
      <text:p text:style-name="P22">Annex 1: Workplan for transferring Country Service to operational environment</text:p>
      <text:p text:style-name="Text_20_body">Work plan for tasks necessary for transferring Country Service to operational environment. The order of the actions can probably change, e.g. several actions can be performed simultaneously.</text:p>
      <text:p text:style-name="P23"/>
      <table:table table:name="Tabel5" table:style-name="Tabel5">
        <table:table-column table:style-name="Tabel5.A"/>
        <table:table-column table:style-name="Tabel5.B"/>
        <table:table-column table:style-name="Tabel5.C"/>
        <table:table-column table:style-name="Tabel5.D"/>
        <table:table-row table:style-name="Tabel5.1">
          <table:table-cell table:style-name="Tabel5.A1" office:value-type="string">
            <text:p text:style-name="Table_20_Heading">No</text:p>
          </table:table-cell>
          <table:table-cell table:style-name="Tabel5.A1" office:value-type="string">
            <text:p text:style-name="Table_20_Heading">Action</text:p>
          </table:table-cell>
          <table:table-cell table:style-name="Tabel5.A1" office:value-type="string">
            <text:p text:style-name="Table_20_Heading">Responsible</text:p>
          </table:table-cell>
          <table:table-cell table:style-name="Tabel5.D1" office:value-type="string">
            <text:p text:style-name="Table_20_Heading">Deadline/Status</text:p>
          </table:table-cell>
        </table:table-row>
        <table:table-row table:style-name="Tabel5.1">
          <table:table-cell table:style-name="Tabel5.A2" office:value-type="string">
            <text:p text:style-name="Table_20_Contents">1</text:p>
          </table:table-cell>
          <table:table-cell table:style-name="Tabel5.A2" office:value-type="string">
            <text:p text:style-name="Table_20_Contents">ROD Db Update scripts to EEA</text:p>
          </table:table-cell>
          <table:table-cell table:style-name="Tabel5.A2" office:value-type="string">
            <text:p text:style-name="Table_20_Contents">TE</text:p>
          </table:table-cell>
          <table:table-cell table:style-name="Tabel5.D2" office:value-type="string">
            <text:p text:style-name="Table_20_Contents">23.08</text:p>
          </table:table-cell>
        </table:table-row>
        <table:table-row table:style-name="Tabel5.1">
          <table:table-cell table:style-name="Tabel5.A2" office:value-type="string">
            <text:p text:style-name="Table_20_Contents">2</text:p>
          </table:table-cell>
          <table:table-cell table:style-name="Tabel5.A2" office:value-type="string">
            <text:p text:style-name="Table_20_Contents">Design RA-ID </text:p>
          </table:table-cell>
          <table:table-cell table:style-name="Tabel5.A2" office:value-type="string">
            <text:p text:style-name="Table_20_Contents">EEA</text:p>
          </table:table-cell>
          <table:table-cell table:style-name="Tabel5.D2" office:value-type="string">
            <text:p text:style-name="Table_20_Contents">OK</text:p>
          </table:table-cell>
        </table:table-row>
        <table:table-row table:style-name="Tabel5.1">
          <table:table-cell table:style-name="Tabel5.A2" office:value-type="string">
            <text:p text:style-name="Table_20_Contents">3</text:p>
          </table:table-cell>
          <table:table-cell table:style-name="Tabel5.A2" office:value-type="string">
            <text:p text:style-name="Table_20_Contents">Update ROD2 DB structure</text:p>
          </table:table-cell>
          <table:table-cell table:style-name="Tabel5.A2" office:value-type="string">
            <text:p text:style-name="Table_20_Contents">EEA</text:p>
          </table:table-cell>
          <table:table-cell table:style-name="Tabel5.D2" office:value-type="string">
            <text:p text:style-name="Table_20_Contents">OK</text:p>
          </table:table-cell>
        </table:table-row>
        <table:table-row table:style-name="Tabel5.1">
          <table:table-cell table:style-name="Tabel5.A2" office:value-type="string">
            <text:p text:style-name="Table_20_Contents">4</text:p>
          </table:table-cell>
          <table:table-cell table:style-name="Tabel5.A2" office:value-type="string">
            <text:p text:style-name="Table_20_Contents">Additional fields (role, valid date fields in fixed format etc) to ROD2 UI </text:p>
          </table:table-cell>
          <table:table-cell table:style-name="Tabel5.A2" office:value-type="string">
            <text:p text:style-name="Table_20_Contents">TE</text:p>
          </table:table-cell>
          <table:table-cell table:style-name="Tabel5.D2" office:value-type="string">
            <text:p text:style-name="Table_20_Contents">OK</text:p>
          </table:table-cell>
        </table:table-row>
        <table:table-row table:style-name="Tabel5.1">
          <table:table-cell table:style-name="Tabel5.A2" office:value-type="string">
            <text:p text:style-name="Table_20_Contents">5</text:p>
          </table:table-cell>
          <table:table-cell table:style-name="Tabel5.A2" office:value-type="string">
            <text:p text:style-name="Table_20_Contents">Change ROD API (if needed)</text:p>
          </table:table-cell>
          <table:table-cell table:style-name="Tabel5.A2" office:value-type="string">
            <text:p text:style-name="Table_20_Contents">TE</text:p>
          </table:table-cell>
          <table:table-cell table:style-name="Tabel5.D2" office:value-type="string">
            <text:p text:style-name="Table_20_Contents"/>
          </table:table-cell>
        </table:table-row>
        <table:table-row table:style-name="Tabel5.1">
          <table:table-cell table:style-name="Tabel5.A2" office:value-type="string">
            <text:p text:style-name="Table_20_Contents">6</text:p>
          </table:table-cell>
          <table:table-cell table:style-name="Tabel5.A2" office:value-type="string">
            <text:p text:style-name="Table_20_Contents">Functionality for managing Clients in ROD</text:p>
          </table:table-cell>
          <table:table-cell table:style-name="Tabel5.A2" office:value-type="string">
            <text:p text:style-name="Table_20_Contents">TE</text:p>
          </table:table-cell>
          <table:table-cell table:style-name="Tabel5.D2" office:value-type="string">
            <text:p text:style-name="Table_20_Contents"/>
          </table:table-cell>
        </table:table-row>
        <table:table-row table:style-name="Tabel5.1">
          <table:table-cell table:style-name="Tabel5.A2" office:value-type="string">
            <text:p text:style-name="Table_20_Contents">7</text:p>
          </table:table-cell>
          <table:table-cell table:style-name="Tabel5.A2" office:value-type="string">
            <text:p text:style-name="Table_20_Contents">“Responsible Role” information into ROD2 DB</text:p>
          </table:table-cell>
          <table:table-cell table:style-name="Tabel5.A2" office:value-type="string">
            <text:p text:style-name="Table_20_Contents">EEA</text:p>
          </table:table-cell>
          <table:table-cell table:style-name="Tabel5.D2" office:value-type="string">
            <text:p text:style-name="Table_20_Contents"/>
          </table:table-cell>
        </table:table-row>
        <table:table-row table:style-name="Tabel5.1">
          <table:table-cell table:style-name="Tabel5.A2" office:value-type="string">
            <text:p text:style-name="Table_20_Contents">8</text:p>
          </table:table-cell>
          <table:table-cell table:style-name="Tabel5.A2" office:value-type="string">
            <text:p text:style-name="Table_20_Contents">Client information into ROD2 DB</text:p>
          </table:table-cell>
          <table:table-cell table:style-name="Tabel5.A2" office:value-type="string">
            <text:p text:style-name="Table_20_Contents">EEA</text:p>
          </table:table-cell>
          <table:table-cell table:style-name="Tabel5.D2" office:value-type="string">
            <text:p text:style-name="Table_20_Contents"/>
          </table:table-cell>
        </table:table-row>
        <table:table-row table:style-name="Tabel5.1">
          <table:table-cell table:style-name="Tabel5.A2" office:value-type="string">
            <text:p text:style-name="Table_20_Contents">9</text:p>
          </table:table-cell>
          <table:table-cell table:style-name="Tabel5.A2" office:value-type="string">
            <text:p text:style-name="Table_20_Contents">Enter responsible roles into User Directory, if not existing</text:p>
          </table:table-cell>
          <table:table-cell table:style-name="Tabel5.A2" office:value-type="string">
            <text:p text:style-name="Table_20_Contents">EEA</text:p>
          </table:table-cell>
          <table:table-cell table:style-name="Tabel5.D2" office:value-type="string">
            <text:p text:style-name="Table_20_Contents"/>
          </table:table-cell>
        </table:table-row>
        <table:table-row table:style-name="Tabel5.1">
          <table:table-cell table:style-name="Tabel5.A2" office:value-type="string">
            <text:p text:style-name="Table_20_Contents">10</text:p>
          </table:table-cell>
          <table:table-cell table:style-name="Tabel5.A2" office:value-type="string">
            <text:p text:style-name="Table_20_Contents">“Country two letter code” information into ROD DB (TE helps with a script)</text:p>
          </table:table-cell>
          <table:table-cell table:style-name="Tabel5.A2" office:value-type="string">
            <text:p text:style-name="Table_20_Contents">EEA</text:p>
          </table:table-cell>
          <table:table-cell table:style-name="Tabel5.D2" office:value-type="string">
            <text:p text:style-name="Table_20_Contents"/>
          </table:table-cell>
        </table:table-row>
        <table:table-row table:style-name="Tabel5.1">
          <table:table-cell table:style-name="Tabel5.A2" office:value-type="string">
            <text:p text:style-name="Table_20_Contents">11</text:p>
          </table:table-cell>
          <table:table-cell table:style-name="Tabel5.A2" office:value-type="string">
            <text:p text:style-name="Table_20_Contents">Enter/update validity date-fields in ROD2 (in fixed format) (??? Not sure)</text:p>
          </table:table-cell>
          <table:table-cell table:style-name="Tabel5.A2" office:value-type="string">
            <text:p text:style-name="Table_20_Contents">EEA</text:p>
          </table:table-cell>
          <table:table-cell table:style-name="Tabel5.D2" office:value-type="string">
            <text:p text:style-name="Table_20_Contents"/>
          </table:table-cell>
        </table:table-row>
        <table:table-row table:style-name="Tabel5.1">
          <table:table-cell table:style-name="Tabel5.A2" office:value-type="string">
            <text:p text:style-name="Table_20_Contents">12</text:p>
          </table:table-cell>
          <table:table-cell table:style-name="Tabel5.A2" office:value-type="string">
            <text:p text:style-name="Table_20_Contents">Populate RA-ID into deliveries’ metadata of CDR</text:p>
          </table:table-cell>
          <table:table-cell table:style-name="Tabel5.A2" office:value-type="string">
            <text:p text:style-name="Table_20_Contents">EEA</text:p>
          </table:table-cell>
          <table:table-cell table:style-name="Tabel5.D2" office:value-type="string">
            <text:p text:style-name="Table_20_Contents"/>
          </table:table-cell>
        </table:table-row>
        <table:table-row table:style-name="Tabel5.1">
          <table:table-cell table:style-name="Tabel5.A2" office:value-type="string">
            <text:p text:style-name="Table_20_Contents">13</text:p>
          </table:table-cell>
          <table:table-cell table:style-name="Tabel5.A2" office:value-type="string">
            <text:p text:style-name="Table_20_Contents"><text:span text:style-name="T11">Change ContReg XML/RPC API </text:span></text:p>
          </table:table-cell>
          <table:table-cell table:style-name="Tabel5.A2" office:value-type="string">
            <text:p text:style-name="Table_20_Contents">TE</text:p>
          </table:table-cell>
          <table:table-cell table:style-name="Tabel5.D2" office:value-type="string">
            <text:p text:style-name="Table_20_Contents"/>
          </table:table-cell>
        </table:table-row>
        <table:table-row table:style-name="Tabel5.1">
          <table:table-cell table:style-name="Tabel5.A2" office:value-type="string">
            <text:p text:style-name="Table_20_Contents">14</text:p>
          </table:table-cell>
          <table:table-cell table:style-name="Tabel5.A2" office:value-type="string">
            <text:p text:style-name="Table_20_Contents">Test CountrySrv in TE’s test server (get data from the real ContReg + ROD2) + fix errors</text:p>
          </table:table-cell>
          <table:table-cell table:style-name="Tabel5.A2" office:value-type="string">
            <text:p text:style-name="Table_20_Contents">TE</text:p>
          </table:table-cell>
          <table:table-cell table:style-name="Tabel5.D2" office:value-type="string">
            <text:p text:style-name="Table_20_Contents"/>
          </table:table-cell>
        </table:table-row>
        <table:table-row table:style-name="Tabel5.1">
          <table:table-cell table:style-name="Tabel5.A2" office:value-type="string">
            <text:p text:style-name="Table_20_Contents">15</text:p>
          </table:table-cell>
          <table:table-cell table:style-name="Tabel5.A2" office:value-type="string">
            <text:p text:style-name="Table_20_Contents">Deliver CountrySrv application to EEA</text:p>
          </table:table-cell>
          <table:table-cell table:style-name="Tabel5.A2" office:value-type="string">
            <text:p text:style-name="Table_20_Contents">TE</text:p>
          </table:table-cell>
          <table:table-cell table:style-name="Tabel5.D2" office:value-type="string">
            <text:p text:style-name="Table_20_Contents"/>
          </table:table-cell>
        </table:table-row>
        <table:table-row table:style-name="Tabel5.1">
          <table:table-cell table:style-name="Tabel5.A2" office:value-type="string">
            <text:p text:style-name="Table_20_Contents">16</text:p>
          </table:table-cell>
          <table:table-cell table:style-name="Tabel5.A2" office:value-type="string">
            <text:p text:style-name="Table_20_Contents">Install CountrySrv application</text:p>
          </table:table-cell>
          <table:table-cell table:style-name="Tabel5.A2" office:value-type="string">
            <text:p text:style-name="Table_20_Contents">EEA</text:p>
          </table:table-cell>
          <table:table-cell table:style-name="Tabel5.D2" office:value-type="string">
            <text:p text:style-name="Table_20_Contents"/>
          </table:table-cell>
        </table:table-row>
        <table:table-row table:style-name="Tabel5.1">
          <table:table-cell table:style-name="Tabel5.A2" office:value-type="string">
            <text:p text:style-name="Table_20_Contents">17</text:p>
          </table:table-cell>
          <table:table-cell table:style-name="Tabel5.A2" office:value-type="string">
            <text:p text:style-name="Table_20_Contents">Update documentation</text:p>
          </table:table-cell>
          <table:table-cell table:style-name="Tabel5.A2" office:value-type="string">
            <text:p text:style-name="Table_20_Contents">TE</text:p>
          </table:table-cell>
          <table:table-cell table:style-name="Tabel5.D2" office:value-type="string">
            <text:p text:style-name="Table_20_Contents"/>
          </table:table-cell>
        </table:table-row>
        <table:table-row table:style-name="Tabel5.1">
          <table:table-cell table:style-name="Tabel5.A2" office:value-type="string">
            <text:p text:style-name="Table_20_Contents">18</text:p>
          </table:table-cell>
          <table:table-cell table:style-name="Tabel5.A2" office:value-type="string">
            <text:p text:style-name="Table_20_Contents">Design how to collect user feedback and collect it</text:p>
          </table:table-cell>
          <table:table-cell table:style-name="Tabel5.A2" office:value-type="string">
            <text:p text:style-name="Table_20_Contents">TE, EEA</text:p>
          </table:table-cell>
          <table:table-cell table:style-name="Tabel5.D2" office:value-type="string">
            <text:p text:style-name="Table_20_Contents"/>
          </table:table-cell>
        </table:table-row>
        <table:table-row table:style-name="Tabel5.1">
          <table:table-cell table:style-name="Tabel5.A2" office:value-type="string">
            <text:p text:style-name="Table_20_Contents">19</text:p>
          </table:table-cell>
          <table:table-cell table:style-name="Tabel5.A2" office:value-type="string">
            <text:p text:style-name="Table_20_Contents">Document further development needs and prioritise next developments</text:p>
          </table:table-cell>
          <table:table-cell table:style-name="Tabel5.A2" office:value-type="string">
            <text:p text:style-name="Table_20_Contents">TE, EEA</text:p>
          </table:table-cell>
          <table:table-cell table:style-name="Tabel5.D2" office:value-type="string">
            <text:p text:style-name="Table_20_Contents"/>
          </table:table-cell>
        </table:table-row>
        <table:table-row table:style-name="Tabel5.1">
          <table:table-cell table:style-name="Tabel5.A2" office:value-type="string">
            <text:p text:style-name="Table_20_Contents">20</text:p>
          </table:table-cell>
          <table:table-cell table:style-name="Tabel5.A2" office:value-type="string">
            <text:p text:style-name="Table_20_Contents">Work Plan for the next ROD&amp;CS increment</text:p>
          </table:table-cell>
          <table:table-cell table:style-name="Tabel5.A2" office:value-type="string">
            <text:p text:style-name="Table_20_Contents">TE</text:p>
          </table:table-cell>
          <table:table-cell table:style-name="Tabel5.D2" office:value-type="string">
            <text:p text:style-name="Table_20_Contents"/>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NewBskvll BT" svg:font-family="'NewBskvll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Century Gothic'"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199cm"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left="-0.002cm" fo:margin-right="0cm" fo:margin-top="0.199cm" fo:margin-bottom="0.42cm" fo:text-indent="0cm" style:auto-text-indent="false"/>
      <style:text-properties style:font-name="Arial"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ab-stops>
          <style:tab-stop style:position="1cm"/>
        </style:tab-stops>
      </style:paragraph-properties>
      <style:text-properties style:font-name="Arial"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ab-stops>
          <style:tab-stop style:position="1.251cm"/>
        </style:tab-stops>
      </style:paragraph-properties>
      <style:text-properties fo:font-size="12pt" fo:font-style="normal" fo:font-weight="bold" style:font-style-asian="italic" style:font-weight-asian="bold"/>
    </style:style>
    <style:style style:name="Heading_20_4" style:display-name="Heading 4" style:family="paragraph" style:parent-style-name="Standard" style:next-style-name="Text_20_body" style:class="text">
      <style:paragraph-properties fo:keep-with-next="always"/>
      <style:text-properties style:font-name="Arial"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master-page-name="">
      <style:paragraph-properties style:shadow="none">
        <style:tab-stops>
          <style:tab-stop style:position="2.501cm"/>
        </style:tab-stops>
      </style:paragraph-properties>
      <style:text-properties style:font-name="Arial"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ootnote" style:family="paragraph" style:parent-style-name="Standard" style:class="extra">
      <style:paragraph-properties fo:margin-left="0.25cm" fo:margin-right="0cm" fo:text-indent="-0.25cm" style:auto-text-indent="false"/>
      <style:text-properties style:font-name="Arial"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388cm" fo:margin-right="0cm" fo:text-indent="0cm" style:auto-text-indent="false"/>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center" style:justify-single-word="false"/>
      <style:text-properties style:font-name="NewBskvll BT" fo:font-size="10pt" fo:font-weight="bold" style:font-size-asian="1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1" style:display-name="Cover - title 1" style:family="paragraph" style:parent-style-name="Standard" style:next-style-name="Standard">
      <style:paragraph-properties fo:text-align="end" style:justify-single-word="false"/>
      <style:text-properties style:font-name="Arial" fo:font-size="24pt" fo:font-weight="bold" style:font-size-asian="24pt" style:font-weight-asian="bold"/>
    </style:style>
    <style:style style:name="Cover_20_-_20_title_20_3" style:display-name="Cover - title 3" style:family="paragraph" style:parent-style-name="Standard" style:next-style-name="Standard">
      <style:paragraph-properties fo:text-align="end" style:justify-single-word="false"/>
      <style:text-properties style:font-name="Arial"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 fo:font-size="16pt" fo:font-weight="bold" style:font-size-asian="16pt" style:font-weight-asian="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1"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Heading_20_1.OS1" style:display-name="Heading 1.OS1" style:family="paragraph" style:parent-style-name="Standard" style:next-style-name="Standard">
      <style:paragraph-properties fo:margin-left="0cm" fo:margin-right="0cm" fo:margin-top="0.635cm" fo:margin-bottom="0.635cm" fo:keep-together="always" fo:orphans="0" fo:widows="0" fo:hyphenation-ladder-count="no-limit" fo:text-indent="0cm" style:auto-text-indent="false" fo:keep-with-next="always">
        <style:tab-stops/>
      </style:paragraph-properties>
      <style:text-properties fo:text-transform="uppercase" fo:font-size="14pt" fo:font-weight="bold" style:letter-kerning="true" style:font-size-asian="14pt" style:font-weight-asian="bold" fo:hyphenate="false" fo:hyphenation-remain-char-count="2" fo:hyphenation-push-char-count="2"/>
    </style:style>
    <style:style style:name="Footnote_20_Symbol" style:display-name="Footnote Symbol" style:family="text">
      <style:text-properties style:text-position="37% 100%" style:font-name="Arial" fo:font-size="8pt" style:font-size-asian="8pt"/>
    </style:style>
    <style:style style:name="Page_20_Number" style:display-name="Page Number" style:family="text">
      <style:text-properties style:font-name="Arial"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8Num87z0" style:family="text">
      <style:text-properties style:font-name="Wingdings"/>
    </style:style>
    <style:style style:name="WW8Num87z1" style:family="text">
      <style:text-properties style:font-name="Courier New2"/>
    </style:style>
    <style:style style:name="WW8Num87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text:style-name="Numbering_20_Symbols" style:num-format="">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WW8Num127" text:consecutive-numbering="true">
      <text:list-level-style-number text:level="1" style:num-prefix="A" style:num-suffix="." style:num-format="1">
        <style:list-level-properties text:space-before="3.8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2.401cm" text:min-label-width="0.635cm"/>
        <style:text-properties style:font-name="Wingdings"/>
      </text:list-level-style-bullet>
      <text:list-level-style-bullet text:level="2" text:style-name="WW8Num87z1" style:num-suffix="." text:bullet-char="o">
        <style:list-level-properties text:space-before="3.671cm" text:min-label-width="0.635cm"/>
        <style:text-properties style:font-name="Courier New"/>
      </text:list-level-style-bullet>
      <text:list-level-style-bullet text:level="3" text:style-name="WW8Num87z0" style:num-suffix="." text:bullet-char="">
        <style:list-level-properties text:space-before="4.941cm" text:min-label-width="0.635cm"/>
        <style:text-properties style:font-name="Wingdings"/>
      </text:list-level-style-bullet>
      <text:list-level-style-bullet text:level="4" text:style-name="WW8Num87z3" style:num-suffix="." text:bullet-char="">
        <style:list-level-properties text:space-before="6.211cm" text:min-label-width="0.635cm"/>
        <style:text-properties style:font-name="Symbol"/>
      </text:list-level-style-bullet>
      <text:list-level-style-bullet text:level="5" text:style-name="WW8Num87z1" style:num-suffix="." text:bullet-char="o">
        <style:list-level-properties text:space-before="7.481cm" text:min-label-width="0.635cm"/>
        <style:text-properties style:font-name="Courier New"/>
      </text:list-level-style-bullet>
      <text:list-level-style-bullet text:level="6" text:style-name="WW8Num87z0" style:num-suffix="." text:bullet-char="">
        <style:list-level-properties text:space-before="8.751cm" text:min-label-width="0.635cm"/>
        <style:text-properties style:font-name="Wingdings"/>
      </text:list-level-style-bullet>
      <text:list-level-style-bullet text:level="7" text:style-name="WW8Num87z3" style:num-suffix="." text:bullet-char="">
        <style:list-level-properties text:space-before="10.021cm" text:min-label-width="0.635cm"/>
        <style:text-properties style:font-name="Symbol"/>
      </text:list-level-style-bullet>
      <text:list-level-style-bullet text:level="8" text:style-name="WW8Num87z1" style:num-suffix="." text:bullet-char="o">
        <style:list-level-properties text:space-before="11.291cm" text:min-label-width="0.635cm"/>
        <style:text-properties style:font-name="Courier New"/>
      </text:list-level-style-bullet>
      <text:list-level-style-bullet text:level="9" text:style-name="WW8Num87z0" style:num-suffix="." text:bullet-char="">
        <style:list-level-properties text:space-before="12.56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6" text:consecutive-numbering="true">
      <text:list-level-style-bullet text:level="1" style:num-suffix="." text:bullet-char="-">
        <style:list-level-properties text:space-before="2.401cm"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2.401cm"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bullet text:level="1" style:num-suffix="." text:bullet-char="-">
        <style:list-level-properties text:space-before="2.401cm"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2</text:editing-cycles> <text:s text:c="2"/><text:modification-date style:data-style-name="N84">2006-09-16</text:modification-date><text:tab/><text:title/><text:tab/><text:span text:style-name="T1">Page </text:span><text:span text:style-name="T1"><text:page-number text:select-page="current">5</text:page-number></text:span><text:span text:style-name="T1"> of </text:span><text:span text:style-name="T1"><text:page-count style:num-format="1">10</text:page-count></text:span><text:tab/></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Søren Roug</meta:initial-creator>
    <meta:creation-date>2006-09-16T09:16:23</meta:creation-date>
    <dc:creator>Søren Roug</dc:creator>
    <dc:date>2006-09-16T09:40:27</dc:date>
    <dc:language>en-GB</dc:language>
    <meta:editing-cycles>2</meta:editing-cycles>
    <meta:editing-duration>PT24M5S</meta:editing-duration>
    <meta:template xlink:type="simple" xlink:actuate="onRequest" xlink:role="template" xlink:href="../../../../roug/.openoffice.org2.0/user/template/EEA%20Technical%20Report.ott" xlink:title="EEA Technical Report" meta:date="2006-09-16T09:16:22"/>
    <meta:user-defined meta:name="Info 1"/>
    <meta:user-defined meta:name="Info 2"/>
    <meta:user-defined meta:name="Info 3"/>
    <meta:user-defined meta:name="Info 4"/>
    <meta:document-statistic meta:table-count="2" meta:image-count="1" meta:object-count="0" meta:page-count="10" meta:paragraph-count="220" meta:word-count="2027" meta:character-count="13120"/>
  </office:meta>
</office:document-meta>
</file>